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light" svg:font-family="'Calibri light'"/>
    <style:font-face style:name="FreeSans1" svg:font-family="FreeSans" style:font-family-generic="swiss"/>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loext:contextual-spacing="false" fo:line-height="100%"/>
      <style:text-properties fo:color="#222222" style:font-name="Times New Roman" fo:font-size="12pt" officeooo:paragraph-rsid="000effb8" fo:background-color="#ffffff" style:font-size-asian="12pt" style:font-name-complex="Times New Roman1" style:font-size-complex="12pt"/>
    </style:style>
    <style:style style:name="P2" style:family="paragraph" style:parent-style-name="Standard">
      <style:paragraph-properties fo:margin-top="0in" fo:margin-bottom="0in" loext:contextual-spacing="false" fo:line-height="100%"/>
      <style:text-properties fo:color="#222222" style:font-name="Calibri light" fo:font-size="12pt" officeooo:rsid="00109f4a" officeooo:paragraph-rsid="00109f4a" fo:background-color="#ffffff" style:font-size-asian="12pt" style:font-name-complex="Times New Roman1" style:font-size-complex="12pt"/>
    </style:style>
    <style:style style:name="P3" style:family="paragraph" style:parent-style-name="Standard">
      <style:paragraph-properties fo:margin-top="0in" fo:margin-bottom="0in" loext:contextual-spacing="false" fo:line-height="100%"/>
      <style:text-properties officeooo:paragraph-rsid="000effb8" style:font-name-complex="Calibri"/>
    </style:style>
    <style:style style:name="P4" style:family="paragraph" style:parent-style-name="Standard">
      <style:paragraph-properties fo:margin-top="0in" fo:margin-bottom="0in" loext:contextual-spacing="false" fo:line-height="100%"/>
      <style:text-properties style:font-name="Times New Roman" fo:font-size="12pt" officeooo:paragraph-rsid="000effb8" style:font-size-asian="12pt" style:font-name-complex="Times New Roman1" style:font-size-complex="12pt"/>
    </style:style>
    <style:style style:name="P5" style:family="paragraph" style:parent-style-name="Standard">
      <style:paragraph-properties fo:margin-top="0in" fo:margin-bottom="0in" loext:contextual-spacing="false" fo:line-height="100%"/>
      <style:text-properties officeooo:paragraph-rsid="000effb8"/>
    </style:style>
    <style:style style:name="P6" style:family="paragraph" style:parent-style-name="Standard">
      <style:paragraph-properties fo:margin-top="0in" fo:margin-bottom="0in" loext:contextual-spacing="false"/>
      <style:text-properties officeooo:paragraph-rsid="000effb8"/>
    </style:style>
    <style:style style:name="P7" style:family="paragraph" style:parent-style-name="Heading_20_4">
      <style:paragraph-properties fo:margin-top="0in" fo:margin-bottom="0in" loext:contextual-spacing="false" fo:line-height="100%"/>
      <style:text-properties fo:color="#222222" style:font-name="Calibri light" fo:font-size="12pt" officeooo:rsid="00109f4a" officeooo:paragraph-rsid="00109f4a" fo:background-color="#ffffff" style:font-size-asian="12pt" style:font-name-complex="Times New Roman1" style:font-size-complex="12pt"/>
    </style:style>
    <style:style style:name="P8" style:family="paragraph" style:parent-style-name="Standard">
      <style:paragraph-properties fo:margin-left="0in" fo:margin-right="0in" fo:margin-top="0in" fo:margin-bottom="0in" loext:contextual-spacing="false" fo:line-height="100%" fo:text-indent="0.5in" style:auto-text-indent="false"/>
      <style:text-properties officeooo:paragraph-rsid="000effb8"/>
    </style:style>
    <style:style style:name="P9" style:family="paragraph" style:parent-style-name="Heading_20_3">
      <style:text-properties officeooo:paragraph-rsid="000effb8"/>
    </style:style>
    <style:style style:name="P10" style:family="paragraph" style:parent-style-name="Heading_20_4">
      <style:text-properties officeooo:paragraph-rsid="000effb8"/>
    </style:style>
    <style:style style:name="P11" style:family="paragraph" style:parent-style-name="Heading_20_4">
      <style:text-properties officeooo:rsid="00109f4a" officeooo:paragraph-rsid="00109f4a"/>
    </style:style>
    <style:style style:name="P12" style:family="paragraph" style:parent-style-name="Heading_20_4">
      <style:paragraph-properties fo:margin-left="0in" fo:margin-right="0in" fo:margin-top="0in" fo:margin-bottom="0in" loext:contextual-spacing="false" fo:line-height="100%" fo:text-indent="0in" style:auto-text-indent="false"/>
      <style:text-properties fo:color="#222222" style:font-name="Calibri light" fo:font-size="12pt" officeooo:rsid="00109f4a" officeooo:paragraph-rsid="00109f4a" fo:background-color="#ffffff" style:font-size-asian="12pt" style:font-name-complex="Times New Roman1" style:font-size-complex="12pt"/>
    </style:style>
    <style:style style:name="P13" style:family="paragraph" style:parent-style-name="Standard">
      <style:paragraph-properties fo:margin-left="0in" fo:margin-right="0in" fo:margin-top="0in" fo:margin-bottom="0in" loext:contextual-spacing="false" fo:line-height="100%" fo:text-indent="0.5in" style:auto-text-indent="false"/>
      <style:text-properties style:font-name="Times New Roman" fo:font-size="12pt" officeooo:paragraph-rsid="000effb8" style:font-size-asian="12pt" style:font-name-complex="Times New Roman1" style:font-size-complex="12pt"/>
    </style:style>
    <style:style style:name="P14" style:family="paragraph" style:parent-style-name="Standard">
      <style:paragraph-properties fo:margin-left="0in" fo:margin-right="0in" fo:margin-top="0in" fo:margin-bottom="0in" loext:contextual-spacing="false" fo:line-height="100%" fo:text-indent="0.5in" style:auto-text-indent="false"/>
      <style:text-properties fo:color="#222222" style:font-name="Times New Roman" fo:font-size="12pt" officeooo:paragraph-rsid="000effb8" fo:background-color="#ffffff" style:font-size-asian="12pt" style:font-name-complex="Times New Roman1" style:font-size-complex="12pt"/>
    </style:style>
    <style:style style:name="T1" style:family="text">
      <style:text-properties style:font-name="Times New Roman" fo:font-size="12pt" style:font-size-asian="12pt" style:font-name-complex="Times New Roman1" style:font-size-complex="12pt"/>
    </style:style>
    <style:style style:name="T2" style:family="text">
      <style:text-properties style:font-name="Times New Roman" fo:font-size="12pt" officeooo:rsid="000effb8" style:font-size-asian="12pt" style:font-name-complex="Times New Roman1" style:font-size-complex="12pt"/>
    </style:style>
    <style:style style:name="T3" style:family="text">
      <style:text-properties style:font-name="Times New Roman" fo:font-size="12pt" officeooo:rsid="000f06c5" style:font-size-asian="12pt" style:font-name-complex="Times New Roman1" style:font-size-complex="12pt"/>
    </style:style>
    <style:style style:name="T4" style:family="text">
      <style:text-properties style:font-name="Times New Roman" fo:font-size="12pt" officeooo:rsid="00109f4a" style:font-size-asian="12pt" style:font-name-complex="Times New Roman1" style:font-size-complex="12pt"/>
    </style:style>
    <style:style style:name="T5" style:family="text">
      <style:text-properties style:font-name="Times New Roman" fo:font-size="12pt" officeooo:rsid="00114a39" style:font-size-asian="12pt" style:font-name-complex="Times New Roman1" style:font-size-complex="12pt"/>
    </style:style>
    <style:style style:name="T6" style:family="text">
      <style:text-properties officeooo:rsid="00109f4a"/>
    </style:style>
    <style:style style:name="T7" style:family="text">
      <style:text-properties officeooo:rsid="0011217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3"><text:bookmark-start text:name="_Toc466301508"/>Client Documents<text:bookmark-end text:name="_Toc466301508"/></text:h>
      <text:p text:style-name="P3"/>
      <text:h text:style-name="P10" text:outline-level="4">Opening Statement</text:h>
      <text:p text:style-name="P4"/>
      <text:p text:style-name="P5"><text:span text:style-name="T1">Milestone </text:span><text:span text:style-name="T2">3</text:span><text:span text:style-name="T1"> of the SpaceMen Project </text:span><text:span text:style-name="T5">is on schedule and all deliverables should be ready on time.</text:span><text:span text:style-name="T1">. The project is to remain on time and on budget.</text:span></text:p>
      <text:p text:style-name="P4"/>
      <text:h text:style-name="P10" text:outline-level="4">Executive Summary</text:h>
      <text:p text:style-name="P4"/>
      <text:p text:style-name="P8"><text:span text:style-name="T1">The purpose for Milestone </text:span><text:span text:style-name="T3">3</text:span><text:span text:style-name="T1"> was to </text:span><text:span text:style-name="T4">assess risks, manage our WBS through a Tracking Gantt Chart, </text:span><text:span text:style-name="T5">list and discuss Project Risk Factors,</text:span><text:span text:style-name="T4"> address Security concerns and Team member Status' </text:span><text:span text:style-name="T1">. Milestone </text:span><text:span text:style-name="T4">3</text:span><text:span text:style-name="T1"> includes the development of the </text:span><text:span text:style-name="T4">Tracking Gantt Chart</text:span><text:span text:style-name="T1">, </text:span><text:span text:style-name="T4">Risk Register</text:span><text:span text:style-name="T1">, </text:span><text:span text:style-name="T4">Project Security policies </text:span><text:span text:style-name="T1">, </text:span><text:span text:style-name="T4">Team Member Status Reports and Baseline Project Plan.</text:span><text:span text:style-name="T1"> Milestone Manager for Milestone </text:span><text:span text:style-name="T4">3</text:span><text:span text:style-name="T1"> is </text:span><text:span text:style-name="T4">Matt Murray.</text:span></text:p>
      <text:p text:style-name="P4"/>
      <text:p text:style-name="P8"><text:span text:style-name="T1">The Milestone </text:span><text:span text:style-name="T4">3</text:span><text:span text:style-name="T1"> documents are: </text:span></text:p>
      <text:p text:style-name="P4"/>
      <text:h text:style-name="P11" text:outline-level="4">Tracking Gantt Chart</text:h>
      <text:p text:style-name="P6"/>
      <text:p text:style-name="P13">The Project Scope Statement is an outline of the project's deliverables, objectives and goals, and key success factors. The well-written scope statement defines the overall boundaries of the project.</text:p>
      <text:p text:style-name="P4"/>
      <text:h text:style-name="P11" text:outline-level="4">Requirements Documentation</text:h>
      <text:p text:style-name="P1"/>
      <text:p text:style-name="P14">The Statement of Work provides the project specific activities, description, objectives, and of documents for each of the milestones. The due dates for each milestone are also included in the document. <text:s/></text:p>
      <text:p text:style-name="P1"/>
      <text:p text:style-name="P1"/>
      <text:h text:style-name="P7" text:outline-level="4">Risk Register</text:h>
      <text:p text:style-name="P1"/>
      <text:p text:style-name="P1"><text:tab/><text:span text:style-name="T6">In order to ensure project success we must identify any potential risks or complications. These can be external or internal. The Risk Register is a Scatterplot table that will help to list concerns as the project progresses.</text:span></text:p>
      <text:p text:style-name="P1"/>
      <text:h text:style-name="P7" text:outline-level="4">IS security Policies</text:h>
      <text:p text:style-name="P2"><text:tab/></text:p>
      <text:p text:style-name="P2"><text:tab/><text:span text:style-name="T7">In any Information system there are security concerns, in the majority of cases these concerns can be mitigated with robust policies rather then technical modifications. The Security Policies are a list of mandates on how to use and operate the Office365 Access Database in a secure manner that will maintain high usability without sacrificing data integrity or secrecy.</text:span></text:p>
      <text:p text:style-name="P1"/>
      <text:h text:style-name="P12" text:outline-level="4"><text:tab/></text:h>
      <text:p text:style-name="P1"/>
      <text:h text:style-name="P7" text:outline-level="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light" svg:font-family="'Calibri light'"/>
    <style:font-face style:name="FreeSans1" svg:font-family="FreeSans" style:font-family-generic="swiss"/>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style:font-name="Calibri Light" fo:font-family="'Calibri Light'"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left="0.5in" fo:margin-right="0in" fo:margin-top="0.028in" fo:margin-bottom="0in" loext:contextual-spacing="false" fo:keep-together="always" fo:text-indent="0in" style:auto-text-indent="false" fo:keep-with-next="always"/>
      <style:text-properties style:font-name="Calibri Light" fo:font-family="'Calibri Light'" style:font-family-generic="roman" style:font-pitch="variable" fo:font-size="12pt" fo:font-style="italic" fo:font-weight="bold" style:font-name-asian="Droid Sans Fallback" style:font-family-asian="'Droid Sans Fallback'" style:font-family-generic-asian="system" style:font-pitch-asian="variable" style:font-size-asian="12pt" style:font-style-asian="italic" style:font-weight-asian="bold" style:font-name-complex="FreeSans" style:font-family-complex="FreeSans" style:font-family-generic-complex="system" style:font-pitch-complex="variable"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ricah </meta:initial-creator>
    <meta:creation-date>2016-11-08T09:18:09.057182849</meta:creation-date>
    <dc:date>2016-11-09T16:27:44.215000000</dc:date>
    <dc:creator>Marcia Murray</dc:creator>
    <meta:editing-duration>PT16M58S</meta:editing-duration>
    <meta:editing-cycles>2</meta:editing-cycles>
    <meta:generator>LibreOffice/5.2.2.2$Windows_x86 LibreOffice_project/8f96e87c890bf8fa77463cd4b640a2312823f3ad</meta:generator>
    <meta:document-statistic meta:table-count="0" meta:image-count="0" meta:object-count="0" meta:page-count="1" meta:paragraph-count="16" meta:word-count="266" meta:character-count="1704" meta:non-whitespace-character-count="1445"/>
  </office:meta>
</office:document-meta>
</file>